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tmp" manifest:media-type="image/png"/>
  <manifest:file-entry manifest:full-path="media/image2.tmp"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93">
      <style:graphic-properties draw:fill="solid" draw:fill-color="#729fcf" draw:opacity="100%" draw:stroke="solid" svg:stroke-width="0.02778in" svg:stroke-color="#3465a4" svg:stroke-opacity="100%" style:protect=""/>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0">
      <style:graphic-properties draw:fill="solid" draw:fill-color="#729fcf" draw:opacity="100%" draw:stroke="solid" svg:stroke-width="0.02778in" svg:stroke-color="#3465a4" svg:stroke-opacity="100%" style:protect=""/>
    </style:style>
    <style:style style:family="presentation" style:name="a6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97" style:parent-style-name="Graphics">
      <style:graphic-properties draw:fill="none" draw:stroke="non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7">
      <style:graphic-properties draw:fill="solid" draw:fill-color="#729fcf" draw:opacity="100%" draw:stroke="solid" svg:stroke-width="0.02778in" svg:stroke-color="#3465a4" svg:stroke-opacity="100%" style:protect=""/>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draw:fill="solid" draw:fill-color="#729fcf" draw:opacity="100%" draw:stroke="solid" svg:stroke-width="0.02778in" svg:stroke-color="#3465a4" svg:stroke-opacity="100%" style:protect=""/>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draw:fill="solid" draw:fill-color="#729fcf" draw:opacity="100%" draw:stroke="solid" svg:stroke-width="0.02778in" svg:stroke-color="#3465a4" svg:stroke-opacity="100%" style:protect=""/>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6" style:parent-style-name="Graphics">
      <style:graphic-properties draw:fill="none" draw:stroke="none"/>
    </style:style>
    <style:style style:family="drawing-page" style:name="a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6">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5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5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3" draw:style-name="a565" draw:master-page-name="Master1-Layout7-blank-Blank" presentation:presentation-page-layout-name="Master1-PPL7" draw:id="Slide-258">
        <draw:frame draw:id="id73" presentation:style-name="a568" draw:name="Title 1" svg:x="0.55118in" svg:y="0.32953in" svg:width="9.92087in" svg:height="1.38031in" presentation:class="title" presentation:placeholder="false">
          <draw:text-box>
            <text:p text:style-name="a567" text:class-names="" text:cond-style-name=""><text:span text:style-name="a566" text:class-names="">Generative Adversarial Network</text:span></text:p>
          </draw:text-box>
          <svg:title/>
          <svg:desc/>
        </draw:frame>
        <draw:frame draw:id="id74" presentation:style-name="a589" draw:name="Text Placeholder 2" svg:x="0.55118in" svg:y="1.93465in" svg:width="9.92087in" svg:height="4.79488in" presentation:class="outline" presentation:placeholder="false">
          <draw:text-box>
            <text:list text:style-name="a577">
              <text:list-item>
                <text:p text:style-name="a576" text:class-names="" text:cond-style-name=""><text:span text:style-name="a569" text:class-names="">GAN <text:s text:c="1"/></text:span><text:span text:style-name="a570" text:class-names="">is one of the most hottest topics in Deep learning<text:s text:c="1"/></text:span><text:span text:style-name="a571" text:class-names="">now because<text:s text:c="1"/></text:span><text:span text:style-name="a572" text:class-names="">of their highly useful and<text:s text:c="1"/></text:span><text:span text:style-name="a573" text:class-names="">practical applications<text:s text:c="1"/></text:span><text:span text:style-name="a574" text:class-names="">in real time and the power they have to almost learn anything</text:span><text:span text:style-name="a575" text:class-names="">.</text:span></text:p>
              </text:list-item>
            </text:list>
            <text:list text:style-name="a581">
              <text:list-item>
                <text:p text:style-name="a580" text:class-names="" text:cond-style-name=""><text:span text:style-name="a578" text:class-names=""><text:s text:c="1"/></text:span><text:span text:style-name="a579" text:class-names="">It uses the 2 class of machine learning Models<text:s text:c="1"/></text:span></text:p>
              </text:list-item>
            </text:list>
            <text:list text:style-name="a585">
              <text:list-item>
                <text:p text:style-name="a584" text:class-names="" text:cond-style-name=""><text:span text:style-name="a582" text:class-names=""><text:s text:c="4"/></text:span><text:span text:style-name="a583" text:class-names="">Generative Models</text:span></text:p>
              </text:list-item>
            </text:list>
            <text:list text:style-name="a588">
              <text:list-item>
                <text:p text:style-name="a587" text:class-names="" text:cond-style-name=""><text:span text:style-name="a586" text:class-names=""><text:s text:c="4"/>Discriminative Models</text:span></text:p>
              </text:list-item>
            </text:list>
          </draw:text-box>
          <svg:title/>
          <svg:desc/>
        </draw:frame>
        <presentation:notes draw:style-name="a595">
          <draw:frame draw:id="id75" draw:style-name="a592" draw:name="Slide Number Placeholder 6" svg:x="4.67953in" svg:y="11.10827in" svg:width="3.5878in" svg:height="0.58425in">
            <draw:text-box>
              <text:p text:style-name="a591" text:class-names="" text:cond-style-name=""><text:span text:style-name="a590" text:class-names=""><text:page-number style:num-format="1" text:fixed="false"/></text:span></text:p>
            </draw:text-box>
            <svg:title/>
            <svg:desc/>
          </draw:frame>
          <draw:page-thumbnail draw:page-number="1" svg:x="1.21007in" svg:y="0.88889in" svg:width="5.84549in" svg:height="4.38368in" presentation:class="page" draw:id="id76" presentation:style-name="a593" draw:name="Slide Image Placeholder 1">
            <svg:title/>
            <svg:desc/>
          </draw:page-thumbnail>
          <draw:frame draw:id="id77" presentation:style-name="a594" draw:name="Notes Placeholder 2" svg:x="0.82677in" svg:y="5.55394in" svg:width="6.61378in" svg:height="5.26142in" presentation:class="notes" presentation:placeholder="true">
            <draw:text-box/>
            <svg:title/>
            <svg:desc/>
          </draw:frame>
        </presentation:notes>
      </draw:page>
      <draw:page draw:name="Slide11" draw:style-name="a596" draw:master-page-name="Master1-Layout7-blank-Blank" presentation:presentation-page-layout-name="Master1-PPL7" draw:id="Slide-266">
        <draw:frame draw:id="id78" draw:style-name="a597" draw:name="Picture 1" svg:x="2.97013in" svg:y="1.31037in" svg:width="5.08404in" svg:height="5.64662in" style:rel-width="scale" style:rel-height="scale">
          <draw:image xlink:href="media/image1.tmp" xlink:type="simple" xlink:show="embed" xlink:actuate="onLoad"/>
          <svg:title/>
          <svg:desc>Screen Clipping</svg:desc>
        </draw:frame>
        <draw:frame draw:id="id79" draw:style-name="a601" draw:name="TextBox 2" svg:x="0.74157in" svg:y="0.73817in" svg:width="8.51685in" svg:height="0.5722in">
          <draw:text-box>
            <text:p text:style-name="a600" text:class-names="" text:cond-style-name=""><text:span text:style-name="a598" text:class-names="">Generative Adversarial Network Model Architecture</text:span><text:span text:style-name="a599" text:class-names=""/></text:p>
          </draw:text-box>
          <svg:title/>
          <svg:desc/>
        </draw:frame>
      </draw:page>
      <draw:page draw:name="page6" draw:style-name="a602" draw:master-page-name="Master1-Layout7-blank-Blank" presentation:presentation-page-layout-name="Master1-PPL7" draw:id="Slide-261">
        <draw:frame draw:id="id80" presentation:style-name="a605" draw:name="Title 1" svg:x="0.55118in" svg:y="0.32953in" svg:width="9.92087in" svg:height="1.38031in" presentation:class="title" presentation:placeholder="false">
          <draw:text-box>
            <text:p text:style-name="a604" text:class-names="" text:cond-style-name=""><text:span text:style-name="a603" text:class-names="">How to train a Generative Model</text:span></text:p>
          </draw:text-box>
          <svg:title/>
          <svg:desc/>
        </draw:frame>
        <draw:frame draw:id="id81" presentation:style-name="a611" draw:name="Text Placeholder 2" svg:x="0.55118in" svg:y="1.93465in" svg:width="9.92087in" svg:height="4.79488in" presentation:class="outline" presentation:placeholder="false">
          <draw:text-box>
            <text:list text:style-name="a610">
              <text:list-item>
                <text:p text:style-name="a609" text:class-names="" text:cond-style-name=""><text:span text:style-name="a606" text:class-names="">To train a Generative Model we first collect lots of data of any domain(images , audio ,videos<text:s text:c="1"/></text:span><text:span text:style-name="a607" text:class-names="">etc</text:span><text:span text:style-name="a608" text:class-names="">) and then feed the data to the model to generate data like it.</text:span></text:p>
              </text:list-item>
            </text:list>
          </draw:text-box>
          <svg:title/>
          <svg:desc/>
        </draw:frame>
        <presentation:notes draw:style-name="a617">
          <draw:frame draw:id="id82" draw:style-name="a614" draw:name="Slide Number Placeholder 6" svg:x="4.67953in" svg:y="11.10827in" svg:width="3.5878in" svg:height="0.58425in">
            <draw:text-box>
              <text:p text:style-name="a613" text:class-names="" text:cond-style-name=""><text:span text:style-name="a612" text:class-names=""><text:page-number style:num-format="1" text:fixed="false"/></text:span></text:p>
            </draw:text-box>
            <svg:title/>
            <svg:desc/>
          </draw:frame>
          <draw:page-thumbnail draw:page-number="3" svg:x="1.21007in" svg:y="0.88889in" svg:width="5.84549in" svg:height="4.38368in" presentation:class="page" draw:id="id83" presentation:style-name="a615" draw:name="Slide Image Placeholder 1">
            <svg:title/>
            <svg:desc/>
          </draw:page-thumbnail>
          <draw:frame draw:id="id84" presentation:style-name="a616" draw:name="Notes Placeholder 2" svg:x="0.82677in" svg:y="5.55394in" svg:width="6.61378in" svg:height="5.26142in" presentation:class="notes" presentation:placeholder="true">
            <draw:text-box/>
            <svg:title/>
            <svg:desc/>
          </draw:frame>
        </presentation:notes>
      </draw:page>
      <draw:page draw:name="page7" draw:style-name="a618" draw:master-page-name="Master1-Layout7-blank-Blank" presentation:presentation-page-layout-name="Master1-PPL7" draw:id="Slide-262">
        <draw:frame draw:id="id85" presentation:style-name="a622" draw:name="Title 1" svg:x="0.55118in" svg:y="0.32953in" svg:width="9.92087in" svg:height="1.38031in" presentation:class="title" presentation:placeholder="false">
          <draw:text-box>
            <text:p text:style-name="a621" text:class-names="" text:cond-style-name=""><text:span text:style-name="a619" text:class-names="">Steps</text:span><text:span text:style-name="a620" text:class-names=""/></text:p>
          </draw:text-box>
          <svg:title/>
          <svg:desc/>
        </draw:frame>
        <draw:frame draw:id="id86" presentation:style-name="a643" draw:name="Text Placeholder 2" svg:x="0.55118in" svg:y="1.93465in" svg:width="9.92087in" svg:height="4.79488in" presentation:class="outline" presentation:placeholder="false">
          <draw:text-box>
            <text:list text:style-name="a626">
              <text:list-item>
                <text:p text:style-name="a625" text:class-names="" text:cond-style-name=""><text:span text:style-name="a623" text:class-names="">For example — we used a new-initialized network to generate 500 images, each time starting with a different random code.<text:s text:c="1"/></text:span><text:span text:style-name="a624" text:class-names=""/></text:p>
              </text:list-item>
            </text:list>
            <text:list text:style-name="a631">
              <text:list-item>
                <text:p text:style-name="a630" text:class-names="" text:cond-style-name=""><text:span text:style-name="a627" text:class-names="">The<text:s text:c="1"/></text:span><text:span text:style-name="a628" text:class-names="">question is that: how should we adjust the network’s parameters to encourage it to produce slightly more believable(real looking) samples in the future?<text:s text:c="1"/></text:span><text:span text:style-name="a629" text:class-names=""/></text:p>
              </text:list-item>
            </text:list>
            <text:list text:style-name="a636">
              <text:list-item>
                <text:p text:style-name="a635" text:class-names="" text:cond-style-name=""><text:span text:style-name="a632" text:class-names="">One thing to take care is that we are actually doing unsupervised training on Generative<text:s text:c="1"/></text:span><text:span text:style-name="a633" text:class-names="">Model,hence</text:span><text:span text:style-name="a634" text:class-names=""><text:s text:c="1"/>we don’t actually have the targets(outputs) corresponding to those 500 images , we merely want them to look real like training images.</text:span></text:p>
              </text:list-item>
            </text:list>
            <text:list text:style-name="a639">
              <text:list-item>
                <text:p text:style-name="a638" text:class-names="" text:cond-style-name=""><text:span text:style-name="a637" text:class-names=""/></text:p>
              </text:list-item>
            </text:list>
            <text:list text:style-name="a642">
              <text:list-item>
                <text:p text:style-name="a641" text:class-names="" text:cond-style-name=""><text:span text:style-name="a640" text:class-names=""/></text:p>
              </text:list-item>
            </text:list>
          </draw:text-box>
          <svg:title/>
          <svg:desc/>
        </draw:frame>
        <presentation:notes draw:style-name="a649">
          <draw:frame draw:id="id87" draw:style-name="a646" draw:name="Slide Number Placeholder 6" svg:x="4.67953in" svg:y="11.10827in" svg:width="3.5878in" svg:height="0.58425in">
            <draw:text-box>
              <text:p text:style-name="a645" text:class-names="" text:cond-style-name=""><text:span text:style-name="a644" text:class-names=""><text:page-number style:num-format="1" text:fixed="false"/></text:span></text:p>
            </draw:text-box>
            <svg:title/>
            <svg:desc/>
          </draw:frame>
          <draw:page-thumbnail draw:page-number="4" svg:x="1.21007in" svg:y="0.88889in" svg:width="5.84549in" svg:height="4.38368in" presentation:class="page" draw:id="id88" presentation:style-name="a647" draw:name="Slide Image Placeholder 1">
            <svg:title/>
            <svg:desc/>
          </draw:page-thumbnail>
          <draw:frame draw:id="id89" presentation:style-name="a648" draw:name="Notes Placeholder 2" svg:x="0.82677in" svg:y="5.55394in" svg:width="6.61378in" svg:height="5.26142in" presentation:class="notes" presentation:placeholder="true">
            <draw:text-box/>
            <svg:title/>
            <svg:desc/>
          </draw:frame>
        </presentation:notes>
      </draw:page>
      <draw:page draw:name="page8" draw:style-name="a650" draw:master-page-name="Master1-Layout7-blank-Blank" presentation:presentation-page-layout-name="Master1-PPL7" draw:id="Slide-263">
        <draw:frame draw:id="id90" presentation:style-name="a662" draw:name="Text Placeholder 2" svg:x="0.55118in" svg:y="1.93465in" svg:width="9.92087in" svg:height="4.79488in" presentation:class="outline" presentation:placeholder="false">
          <draw:text-box>
            <text:list text:style-name="a661">
              <text:list-item>
                <text:p text:style-name="a660" text:class-names="" text:cond-style-name=""><text:span text:style-name="a651" text:class-names="">One clever approach to use here is using GAN(Generative Adversarial Network) ,<text:s text:c="1"/></text:span><text:span text:style-name="a652" text:class-names="">i.e</text:span><text:span text:style-name="a653" text:class-names=""><text:s text:c="1"/>introducing another Discriminator Model which discriminates or classifies the images that we feed it to Real or Fake images. For a instance lets consider we can feed the Discriminator the Real image dataset and another set of Images generated from the Generator and use it as a standard classifier to discriminate or differentiate amongst the 2 types of images Real and Fake(generated images), and here’s the magic— we can also<text:s text:c="1"/></text:span><text:span text:style-name="a654" text:class-names="">backpropagate</text:span><text:span text:style-name="a655" text:class-names=""><text:s text:c="1"/>through both the discriminator and the generator to find how we should change the generator’s parameters to make its 500 image samples slightly more confusing for the discriminator. And what actually happens by<text:s text:c="1"/></text:span><text:span text:style-name="a656" text:class-names="">backpropogation</text:span><text:span text:style-name="a657" text:class-names=""><text:s text:c="1"/>is that the Generator and the Discriminator both are indulged in a battle of defeating each other in what they both are good at<text:s text:c="1"/></text:span><text:span text:style-name="a658" text:class-names="">i.e</text:span><text:span text:style-name="a659" text:class-names=""><text:s text:c="1"/>The generator is trying to generate images and fool and confuse the Discriminator into believing that they are Real , and the discriminator tries distinguish the Real images from the Fake ones generated by the Generator.</text:span></text:p>
              </text:list-item>
            </text:list>
          </draw:text-box>
          <svg:title/>
          <svg:desc/>
        </draw:frame>
        <draw:frame draw:id="id91" presentation:style-name="a666" draw:name="Title 1" svg:x="0.55118in" svg:y="0.32953in" svg:width="9.92087in" svg:height="1.38031in" presentation:class="title" presentation:placeholder="false">
          <draw:text-box>
            <text:p text:style-name="a665" text:class-names="" text:cond-style-name=""><text:span text:style-name="a663" text:class-names="">Steps</text:span><text:span text:style-name="a664" text:class-names=""/></text:p>
          </draw:text-box>
          <svg:title/>
          <svg:desc/>
        </draw:frame>
        <presentation:notes draw:style-name="a672">
          <draw:frame draw:id="id92" draw:style-name="a669" draw:name="Slide Number Placeholder 6" svg:x="4.67953in" svg:y="11.10827in" svg:width="3.5878in" svg:height="0.58425in">
            <draw:text-box>
              <text:p text:style-name="a668" text:class-names="" text:cond-style-name=""><text:span text:style-name="a667" text:class-names=""><text:page-number style:num-format="1" text:fixed="false"/></text:span></text:p>
            </draw:text-box>
            <svg:title/>
            <svg:desc/>
          </draw:frame>
          <draw:page-thumbnail draw:page-number="5" svg:x="1.21007in" svg:y="0.88889in" svg:width="5.84549in" svg:height="4.38368in" presentation:class="page" draw:id="id93" presentation:style-name="a670" draw:name="Slide Image Placeholder 1">
            <svg:title/>
            <svg:desc/>
          </draw:page-thumbnail>
          <draw:frame draw:id="id94" presentation:style-name="a671" draw:name="Notes Placeholder 2" svg:x="0.82677in" svg:y="5.55394in" svg:width="6.61378in" svg:height="5.26142in" presentation:class="notes" presentation:placeholder="true">
            <draw:text-box/>
            <svg:title/>
            <svg:desc/>
          </draw:frame>
        </presentation:notes>
      </draw:page>
      <draw:page draw:name="page9" draw:style-name="a673" draw:master-page-name="Master1-Layout7-blank-Blank" presentation:presentation-page-layout-name="Master1-PPL7" draw:id="Slide-264">
        <draw:frame draw:id="id95" presentation:style-name="a674" draw:name="Title 1" svg:x="0.55118in" svg:y="0.32953in" svg:width="9.92087in" svg:height="1.38031in" presentation:class="title" presentation:placeholder="true">
          <draw:text-box/>
          <svg:title/>
          <svg:desc/>
        </draw:frame>
        <draw:frame draw:id="id96" presentation:style-name="a678" draw:name="Text Placeholder 2" svg:x="0.55118in" svg:y="1.93465in" svg:width="9.92087in" svg:height="4.79488in" presentation:class="outline" presentation:placeholder="false">
          <draw:text-box>
            <text:list text:style-name="a677">
              <text:list-item>
                <text:p text:style-name="a676" text:class-names="" text:cond-style-name=""><text:span text:style-name="a675" text:class-names="">Generative Adversarial Networks - The training process is a fight between two Models: a Generator Model and a second discriminator Model that tries to classify samples as either coming from the true distribution p(x) or the model distribution P(X) using conditional probabilities. Every time the discriminator notices a difference between the two distributions the generator adjusts its parameters slightly to make it go away and make the images much better and real looking , until at the end the generator exactly reproduces the true data distribution and the discriminator is guessing at random, unable to find a difference.</text:span></text:p>
              </text:list-item>
            </text:list>
          </draw:text-box>
          <svg:title/>
          <svg:desc/>
        </draw:frame>
        <presentation:notes draw:style-name="a684">
          <draw:frame draw:id="id97" draw:style-name="a681" draw:name="Slide Number Placeholder 6" svg:x="4.67953in" svg:y="11.10827in" svg:width="3.5878in" svg:height="0.58425in">
            <draw:text-box>
              <text:p text:style-name="a680" text:class-names="" text:cond-style-name=""><text:span text:style-name="a679" text:class-names=""><text:page-number style:num-format="1" text:fixed="false"/></text:span></text:p>
            </draw:text-box>
            <svg:title/>
            <svg:desc/>
          </draw:frame>
          <draw:page-thumbnail draw:page-number="6" svg:x="1.21007in" svg:y="0.88889in" svg:width="5.84549in" svg:height="4.38368in" presentation:class="page" draw:id="id98" presentation:style-name="a682" draw:name="Slide Image Placeholder 1">
            <svg:title/>
            <svg:desc/>
          </draw:page-thumbnail>
          <draw:frame draw:id="id99" presentation:style-name="a683" draw:name="Notes Placeholder 2" svg:x="0.82677in" svg:y="5.55394in" svg:width="6.61378in" svg:height="5.26142in" presentation:class="notes" presentation:placeholder="true">
            <draw:text-box/>
            <svg:title/>
            <svg:desc/>
          </draw:frame>
        </presentation:notes>
      </draw:page>
      <draw:page draw:name="Slide12" draw:style-name="a685" draw:master-page-name="Master1-Layout7-blank-Blank" presentation:presentation-page-layout-name="Master1-PPL7" draw:id="Slide-267">
        <draw:frame draw:id="id100" draw:style-name="a686" draw:name="Picture 1" svg:x="1.26979in" svg:y="1.66533in" svg:width="9.01304in" svg:height="3.36838in" style:rel-width="scale" style:rel-height="scale">
          <draw:image xlink:href="media/image2.tmp" xlink:type="simple" xlink:show="embed" xlink:actuate="onLoad"/>
          <svg:title/>
          <svg:desc>Screen Clipping</svg:desc>
        </draw:frame>
      </draw:page>
      <draw:page draw:name="Slide10" draw:style-name="a687" draw:master-page-name="Master1-Layout7-blank-Blank" presentation:presentation-page-layout-name="Master1-PPL7" draw:id="Slide-265">
        <draw:custom-shape svg:x="0.5618in" svg:y="3.78026in" svg:width="9.68539in" svg:height="1.3127in" draw:id="id101" draw:style-name="a702" draw:name="Rectangle 1">
          <svg:title/>
          <svg:desc/>
          <text:list text:style-name="a691">
            <text:list-item>
              <text:p text:style-name="a690" text:class-names="" text:cond-style-name=""><text:span text:style-name="a688" text:class-names=""><text:a xlink:href="https://towardsdatascience.com/generative-models-and-gans-fe7efc20020b" text:style-name="" text:visited-style-name="">https://towardsdatascience.com/generative-models-and-gans-fe7efc20020b</text:a></text:span><text:span text:style-name="a689" text:class-names=""/></text:p>
            </text:list-item>
          </text:list>
          <text:list text:style-name="a694">
            <text:list-item>
              <text:p text:style-name="a693" text:class-names="" text:cond-style-name=""><text:span text:style-name="a692" text:class-names=""/></text:p>
            </text:list-item>
          </text:list>
          <text:list text:style-name="a697">
            <text:list-item>
              <text:p text:style-name="a696" text:class-names="" text:cond-style-name=""><text:span text:style-name="a695" text:class-names=""/></text:p>
            </text:list-item>
          </text:list>
          <text:list text:style-name="a701">
            <text:list-item>
              <text:p text:style-name="a700" text:class-names="" text:cond-style-name=""><text:span text:style-name="a698" text:class-names=""><text:a xlink:href="https://machinelearningmastery.com/generative_adversarial_networks/" text:style-name="" text:visited-style-name="">https://machinelearningmastery.com/generative_adversarial_networks/</text:a></text:span><text:span text:style-name="a699" text:class-names=""/></text:p>
            </text:list-item>
          </text:list>
          <draw:enhanced-geometry xmlns:dr3d="urn:oasis:names:tc:opendocument:xmlns:dr3d:1.0" draw:type="non-primitive" svg:viewBox="0 0 21600 21600" draw:enhanced-path="M 0 0 L 21600 0 21600 21600 0 21600 Z N"/>
        </draw:custom-shape>
        <draw:frame draw:id="id102" draw:style-name="a706" draw:name="TextBox 2" svg:x="2in" svg:y="1.78652in" svg:width="3.78652in" svg:height="0.40391in">
          <draw:text-box>
            <text:p text:style-name="a705" text:class-names="" text:cond-style-name=""><text:span text:style-name="a703" text:class-names="">Links</text:span><text:span text:style-name="a70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21063in" svg:y="0.88858in" svg:width="5.84567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4.79488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21063in" svg:y="0.88858in" svg:width="5.84567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4.79514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4.79514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21063in" svg:y="0.88858in" svg:width="5.84567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21063in" svg:y="0.88858in" svg:width="5.84567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21063in" svg:y="0.88858in" svg:width="5.84567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21063in" svg:y="0.88858in" svg:width="5.84567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21063in" svg:y="0.88858in" svg:width="5.84567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21063in" svg:y="0.88858in" svg:width="5.84567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4.79488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21063in" svg:y="0.88858in" svg:width="5.84567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6.39931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6.39931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21063in" svg:y="0.88858in" svg:width="5.84567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enerative Adversarial Network</dc:title>
    <meta:initial-creator>Vimala</meta:initial-creator>
    <dc:creator>Director</dc:creator>
    <meta:creation-date>2019-12-24T06:16:32Z</meta:creation-date>
    <dc:date>2019-12-24T06:31:50Z</dc:date>
    <meta:editing-cycles>6</meta:editing-cycles>
    <meta:editing-duration>PT10405S</meta:editing-duration>
    <meta:document-statistic meta:paragraph-count="25" meta:word-count="490"/>
  </office:meta>
</office:document-meta>
</file>